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99"/>
    </style:style>
    <style:style style:name="P2" style:parent-style-name="Standard" style:family="paragraph">
      <style:text-properties fo:color="#000099"/>
    </style:style>
    <style:style style:name="P3" style:parent-style-name="Standard" style:family="paragraph">
      <style:text-properties fo:color="#000099"/>
    </style:style>
    <style:style style:name="P4" style:parent-style-name="Standard" style:family="paragraph">
      <style:text-properties fo:color="#000099"/>
    </style:style>
    <style:style style:name="P5" style:parent-style-name="Standard" style:family="paragraph">
      <style:text-properties fo:color="#000099"/>
    </style:style>
    <style:style style:name="P6" style:parent-style-name="Standard" style:family="paragraph">
      <style:text-properties fo:color="#000099"/>
    </style:style>
    <style:style style:name="P7" style:parent-style-name="Standard" style:family="paragraph">
      <style:text-properties fo:color="#000099"/>
    </style:style>
    <style:style style:name="P8" style:parent-style-name="Standard" style:family="paragraph">
      <style:text-properties fo:color="#000099"/>
    </style:style>
    <style:style style:name="P9" style:parent-style-name="Standard" style:family="paragraph">
      <style:text-properties fo:color="#000099"/>
    </style:style>
    <style:style style:name="P10" style:parent-style-name="Standard" style:family="paragraph">
      <style:text-properties fo:color="#000099"/>
    </style:style>
    <style:style style:name="P11" style:parent-style-name="Standard" style:family="paragraph">
      <style:text-properties fo:color="#000099"/>
    </style:style>
    <style:style style:name="P12" style:parent-style-name="Standard" style:family="paragraph">
      <style:text-properties fo:color="#000099"/>
    </style:style>
    <style:style style:name="P13" style:parent-style-name="Standard" style:family="paragraph">
      <style:text-properties fo:color="#000099"/>
    </style:style>
    <style:style style:name="P14" style:parent-style-name="Standard" style:family="paragraph">
      <style:text-properties fo:color="#000099"/>
    </style:style>
    <style:style style:name="P15" style:parent-style-name="Standard" style:family="paragraph">
      <style:text-properties fo:color="#000099"/>
    </style:style>
    <style:style style:name="P16" style:parent-style-name="Standard" style:family="paragraph">
      <style:text-properties fo:color="#000099"/>
    </style:style>
    <style:style style:name="P17" style:parent-style-name="Standard" style:family="paragraph">
      <style:text-properties fo:color="#000099"/>
    </style:style>
    <style:style style:name="P18" style:parent-style-name="Standard" style:family="paragraph">
      <style:text-properties fo:color="#000099"/>
    </style:style>
    <style:style style:name="P19" style:parent-style-name="Standard" style:family="paragraph">
      <style:text-properties fo:color="#000099"/>
    </style:style>
    <style:style style:name="P20" style:parent-style-name="Standard" style:family="paragraph">
      <style:text-properties fo:color="#000099"/>
    </style:style>
    <style:style style:name="P21" style:parent-style-name="Standard" style:family="paragraph">
      <style:text-properties fo:color="#000099"/>
    </style:style>
    <style:style style:name="P22" style:parent-style-name="Standard" style:family="paragraph">
      <style:text-properties fo:color="#000099"/>
    </style:style>
    <style:style style:name="P23" style:parent-style-name="Standard" style:family="paragraph">
      <style:text-properties fo:color="#000099"/>
    </style:style>
    <style:style style:name="P24" style:parent-style-name="Standard" style:family="paragraph">
      <style:text-properties fo:color="#000099"/>
    </style:style>
    <style:style style:name="P25" style:parent-style-name="Standard" style:family="paragraph">
      <style:text-properties fo:color="#000099"/>
    </style:style>
    <style:style style:name="P26" style:parent-style-name="Standard" style:family="paragraph">
      <style:text-properties fo:color="#000099"/>
    </style:style>
    <style:style style:name="P27" style:parent-style-name="Standard" style:family="paragraph">
      <style:text-properties fo:color="#000099"/>
    </style:style>
    <style:style style:name="P28" style:parent-style-name="Standard" style:family="paragraph">
      <style:text-properties fo:color="#000099"/>
    </style:style>
    <style:style style:name="P29" style:parent-style-name="Standard" style:family="paragraph">
      <style:text-properties fo:color="#000099"/>
    </style:style>
    <style:style style:name="P30" style:parent-style-name="Standard" style:family="paragraph">
      <style:text-properties fo:color="#000099"/>
    </style:style>
    <style:style style:name="P31" style:parent-style-name="Standard" style:family="paragraph">
      <style:text-properties fo:color="#000099"/>
    </style:style>
    <style:style style:name="P32" style:parent-style-name="Standard" style:family="paragraph">
      <style:text-properties fo:color="#000099"/>
    </style:style>
    <style:style style:name="P33" style:parent-style-name="Standard" style:family="paragraph">
      <style:text-properties fo:color="#000099"/>
    </style:style>
    <style:style style:name="P34" style:parent-style-name="Standard" style:family="paragraph">
      <style:text-properties fo:color="#000099"/>
    </style:style>
    <style:style style:name="P35" style:parent-style-name="Standard" style:family="paragraph">
      <style:text-properties fo:color="#000099"/>
    </style:style>
    <style:style style:name="P36" style:parent-style-name="Standard" style:family="paragraph">
      <style:text-properties fo:color="#000099"/>
    </style:style>
    <style:style style:name="P37" style:parent-style-name="Standard" style:family="paragraph">
      <style:text-properties fo:color="#000099"/>
    </style:style>
    <style:style style:name="P38" style:parent-style-name="Standard" style:family="paragraph">
      <style:text-properties fo:color="#000099"/>
    </style:style>
    <style:style style:name="P39" style:parent-style-name="Standard" style:family="paragraph">
      <style:text-properties fo:color="#000099"/>
    </style:style>
    <style:style style:name="P40" style:parent-style-name="Standard" style:family="paragraph">
      <style:text-properties fo:color="#000099"/>
    </style:style>
    <style:style style:name="P41" style:parent-style-name="Standard" style:family="paragraph">
      <style:text-properties fo:color="#000099"/>
    </style:style>
    <style:style style:name="P42" style:parent-style-name="Standard" style:family="paragraph">
      <style:text-properties fo:color="#000099"/>
    </style:style>
    <style:style style:name="P43" style:parent-style-name="Standard" style:family="paragraph">
      <style:text-properties fo:color="#000099"/>
    </style:style>
    <style:style style:name="P44" style:parent-style-name="Standard" style:family="paragraph">
      <style:text-properties fo:color="#000099"/>
    </style:style>
    <style:style style:name="P45" style:parent-style-name="Standard" style:family="paragraph">
      <style:text-properties fo:color="#000099"/>
    </style:style>
    <style:style style:name="P46" style:parent-style-name="Standard" style:family="paragraph">
      <style:text-properties fo:color="#000099"/>
    </style:style>
    <style:style style:name="P47" style:parent-style-name="Standard" style:family="paragraph">
      <style:text-properties fo:color="#000099"/>
    </style:style>
    <style:style style:name="P48" style:parent-style-name="Standard" style:family="paragraph">
      <style:text-properties fo:color="#000099"/>
    </style:style>
    <style:style style:name="P49" style:parent-style-name="Standard" style:family="paragraph">
      <style:text-properties fo:color="#000099"/>
    </style:style>
    <style:style style:name="P50" style:parent-style-name="Standard" style:family="paragraph">
      <style:text-properties fo:color="#000099"/>
    </style:style>
    <style:style style:name="P51" style:parent-style-name="Standard" style:family="paragraph">
      <style:text-properties fo:color="#000099"/>
    </style:style>
    <style:style style:name="P52" style:parent-style-name="Standard" style:family="paragraph">
      <style:text-properties fo:color="#000099"/>
    </style:style>
    <style:style style:name="P53" style:parent-style-name="Standard" style:family="paragraph">
      <style:text-properties fo:color="#000099"/>
    </style:style>
    <style:style style:name="P54" style:parent-style-name="Standard" style:family="paragraph">
      <style:text-properties fo:color="#000099"/>
    </style:style>
    <style:style style:name="P55" style:parent-style-name="Standard" style:family="paragraph">
      <style:text-properties fo:color="#000099"/>
    </style:style>
    <style:style style:name="P56" style:parent-style-name="Standard" style:family="paragraph">
      <style:text-properties fo:color="#000099"/>
    </style:style>
    <style:style style:name="P57" style:parent-style-name="Standard" style:family="paragraph">
      <style:text-properties fo:color="#000099"/>
    </style:style>
    <style:style style:name="P58" style:parent-style-name="Standard" style:family="paragraph">
      <style:text-properties fo:color="#000099"/>
    </style:style>
    <style:style style:name="P59" style:parent-style-name="Standard" style:family="paragraph">
      <style:text-properties fo:color="#000099"/>
    </style:style>
    <style:style style:name="P60" style:parent-style-name="Standard" style:family="paragraph">
      <style:text-properties fo:color="#000099"/>
    </style:style>
    <style:style style:name="P61" style:parent-style-name="Standard" style:family="paragraph">
      <style:text-properties fo:color="#000099"/>
    </style:style>
    <style:style style:name="P62" style:parent-style-name="Standard" style:family="paragraph">
      <style:text-properties fo:color="#000099"/>
    </style:style>
    <style:style style:name="P63" style:parent-style-name="Standard" style:family="paragraph">
      <style:text-properties fo:color="#000099"/>
    </style:style>
    <style:style style:name="P64" style:parent-style-name="Standard" style:family="paragraph">
      <style:text-properties fo:color="#000099"/>
    </style:style>
    <style:style style:name="P65" style:parent-style-name="Standard" style:family="paragraph">
      <style:text-properties fo:color="#000099"/>
    </style:style>
    <style:style style:name="P66" style:parent-style-name="Standard" style:family="paragraph">
      <style:text-properties fo:color="#000099"/>
    </style:style>
    <style:style style:name="P67" style:parent-style-name="Standard" style:family="paragraph">
      <style:text-properties fo:color="#000099"/>
    </style:style>
    <style:style style:name="P68" style:parent-style-name="Standard" style:family="paragraph">
      <style:text-properties fo:color="#000099"/>
    </style:style>
    <style:style style:name="P69" style:parent-style-name="Standard" style:family="paragraph">
      <style:text-properties fo:color="#000099"/>
    </style:style>
    <style:style style:name="P70" style:parent-style-name="Standard" style:family="paragraph">
      <style:text-properties fo:color="#000099"/>
    </style:style>
    <style:style style:name="P71" style:parent-style-name="Standard" style:family="paragraph">
      <style:text-properties fo:color="#000099"/>
    </style:style>
    <style:style style:name="P72" style:parent-style-name="Standard" style:family="paragraph">
      <style:text-properties fo:color="#000099"/>
    </style:style>
    <style:style style:name="P73" style:parent-style-name="Standard" style:family="paragraph">
      <style:text-properties fo:color="#000099"/>
    </style:style>
    <style:style style:name="P74" style:parent-style-name="Standard" style:family="paragraph">
      <style:text-properties fo:color="#000099"/>
    </style:style>
    <style:style style:name="P75" style:parent-style-name="Standard" style:family="paragraph">
      <style:text-properties fo:color="#000099"/>
    </style:style>
    <style:style style:name="P76" style:parent-style-name="Standard" style:family="paragraph">
      <style:text-properties fo:color="#000099"/>
    </style:style>
    <style:style style:name="P77" style:parent-style-name="Standard" style:family="paragraph">
      <style:text-properties fo:color="#000099"/>
    </style:style>
    <style:style style:name="P78" style:parent-style-name="Standard" style:family="paragraph">
      <style:text-properties fo:color="#000099"/>
    </style:style>
    <style:style style:name="P79" style:parent-style-name="Standard" style:family="paragraph">
      <style:text-properties fo:color="#000099"/>
    </style:style>
    <style:style style:name="P80" style:parent-style-name="Standard" style:family="paragraph">
      <style:text-properties fo:color="#000099"/>
    </style:style>
    <style:style style:name="P81" style:parent-style-name="Standard" style:family="paragraph">
      <style:text-properties fo:color="#000099"/>
    </style:style>
    <style:style style:name="P82" style:parent-style-name="Standard" style:family="paragraph">
      <style:text-properties fo:color="#000099"/>
    </style:style>
    <style:style style:name="P83" style:parent-style-name="Standard" style:family="paragraph">
      <style:text-properties fo:color="#000099"/>
    </style:style>
    <style:style style:name="P84" style:parent-style-name="Standard" style:family="paragraph">
      <style:text-properties fo:color="#000099"/>
    </style:style>
    <style:style style:name="P85" style:parent-style-name="Standard" style:family="paragraph">
      <style:text-properties fo:color="#000099"/>
    </style:style>
    <style:style style:name="P86" style:parent-style-name="Standard" style:family="paragraph">
      <style:text-properties fo:color="#000099"/>
    </style:style>
    <style:style style:name="P87" style:parent-style-name="Standard" style:family="paragraph">
      <style:text-properties fo:color="#000099"/>
    </style:style>
    <style:style style:name="P88" style:parent-style-name="Standard" style:family="paragraph">
      <style:text-properties fo:color="#000099"/>
    </style:style>
    <style:style style:name="P89" style:parent-style-name="Standard" style:family="paragraph">
      <style:text-properties fo:color="#000099"/>
    </style:style>
    <style:style style:name="P90" style:parent-style-name="Standard" style:family="paragraph">
      <style:text-properties fo:color="#000099"/>
    </style:style>
    <style:style style:name="P91" style:parent-style-name="Standard" style:family="paragraph">
      <style:text-properties fo:color="#000099"/>
    </style:style>
    <style:style style:name="P92" style:parent-style-name="Standard" style:family="paragraph">
      <style:text-properties fo:color="#000099"/>
    </style:style>
    <style:style style:name="P93" style:parent-style-name="Standard" style:family="paragraph">
      <style:text-properties fo:color="#000099"/>
    </style:style>
    <style:style style:name="P94" style:parent-style-name="Standard" style:family="paragraph">
      <style:text-properties fo:color="#000099"/>
    </style:style>
    <style:style style:name="P95" style:parent-style-name="Standard" style:family="paragraph">
      <style:text-properties fo:color="#000099"/>
    </style:style>
    <style:style style:name="P96" style:parent-style-name="Standard" style:family="paragraph">
      <style:text-properties fo:color="#000099"/>
    </style:style>
    <style:style style:name="P97" style:parent-style-name="Standard" style:family="paragraph">
      <style:text-properties fo:color="#000099"/>
    </style:style>
    <style:style style:name="P98" style:parent-style-name="Standard" style:family="paragraph">
      <style:text-properties fo:color="#000099"/>
    </style:style>
    <style:style style:name="P99" style:parent-style-name="Standard" style:family="paragraph">
      <style:text-properties fo:color="#000099"/>
    </style:style>
    <style:style style:name="P100" style:parent-style-name="Standard" style:family="paragraph">
      <style:text-properties fo:color="#000099"/>
    </style:style>
    <style:style style:name="P101" style:parent-style-name="Standard" style:family="paragraph">
      <style:text-properties fo:color="#000099"/>
    </style:style>
    <style:style style:name="P102" style:parent-style-name="Standard" style:family="paragraph">
      <style:text-properties fo:color="#000099"/>
    </style:style>
    <style:style style:name="P103" style:parent-style-name="Standard" style:family="paragraph">
      <style:text-properties fo:color="#000099"/>
    </style:style>
    <style:style style:name="P104" style:parent-style-name="Standard" style:family="paragraph">
      <style:text-properties fo:color="#000099"/>
    </style:style>
    <style:style style:name="P105" style:parent-style-name="Standard" style:family="paragraph">
      <style:text-properties fo:color="#000099"/>
    </style:style>
    <style:style style:name="P106" style:parent-style-name="Standard" style:family="paragraph">
      <style:text-properties fo:color="#000099"/>
    </style:style>
    <style:style style:name="P107" style:parent-style-name="Standard" style:family="paragraph">
      <style:text-properties fo:color="#000099"/>
    </style:style>
    <style:style style:name="P108" style:parent-style-name="Standard" style:family="paragraph">
      <style:text-properties fo:color="#000099"/>
    </style:style>
    <style:style style:name="P109" style:parent-style-name="Standard" style:family="paragraph">
      <style:text-properties fo:color="#000099"/>
    </style:style>
    <style:style style:name="P110" style:parent-style-name="Standard" style:family="paragraph">
      <style:text-properties fo:color="#000099"/>
    </style:style>
    <style:style style:name="P111" style:parent-style-name="Standard" style:family="paragraph">
      <style:text-properties fo:color="#000099"/>
    </style:style>
    <style:style style:name="P112" style:parent-style-name="Standard" style:family="paragraph">
      <style:text-properties fo:color="#000099"/>
    </style:style>
    <style:style style:name="P113" style:parent-style-name="Standard" style:family="paragraph">
      <style:text-properties fo:color="#000099"/>
    </style:style>
    <style:style style:name="P114" style:parent-style-name="Standard" style:family="paragraph">
      <style:text-properties fo:color="#000099"/>
    </style:style>
    <style:style style:name="P115" style:parent-style-name="Standard" style:family="paragraph">
      <style:text-properties fo:color="#000099"/>
    </style:style>
    <style:style style:name="P116" style:parent-style-name="Standard" style:family="paragraph">
      <style:text-properties fo:color="#000099"/>
    </style:style>
    <style:style style:name="P117" style:parent-style-name="Standard" style:family="paragraph">
      <style:text-properties fo:color="#000099"/>
    </style:style>
    <style:style style:name="P118" style:parent-style-name="Standard" style:family="paragraph">
      <style:text-properties fo:color="#000099"/>
    </style:style>
    <style:style style:name="P119" style:parent-style-name="Standard" style:family="paragraph">
      <style:text-properties fo:color="#000099"/>
    </style:style>
    <style:style style:name="P120" style:parent-style-name="Standard" style:family="paragraph">
      <style:text-properties fo:color="#000099"/>
    </style:style>
    <style:style style:name="P121" style:parent-style-name="Standard" style:family="paragraph">
      <style:text-properties fo:color="#000099"/>
    </style:style>
    <style:style style:name="P122" style:parent-style-name="Standard" style:family="paragraph">
      <style:text-properties fo:color="#000099"/>
    </style:style>
    <style:style style:name="P123" style:parent-style-name="Standard" style:family="paragraph">
      <style:text-properties fo:color="#000099"/>
    </style:style>
    <style:style style:name="P124" style:parent-style-name="Standard" style:family="paragraph">
      <style:text-properties fo:color="#000099"/>
    </style:style>
    <style:style style:name="P125" style:parent-style-name="Standard" style:family="paragraph">
      <style:text-properties fo:color="#000099"/>
    </style:style>
    <style:style style:name="P126" style:parent-style-name="Standard" style:family="paragraph">
      <style:text-properties fo:color="#000099"/>
    </style:style>
    <style:style style:name="P127" style:parent-style-name="Standard" style:family="paragraph">
      <style:text-properties fo:color="#000099"/>
    </style:style>
    <style:style style:name="P128" style:parent-style-name="Standard" style:family="paragraph">
      <style:text-properties fo:color="#000099"/>
    </style:style>
    <style:style style:name="P129" style:parent-style-name="Standard" style:family="paragraph">
      <style:text-properties fo:color="#000099"/>
    </style:style>
    <style:style style:name="P130" style:parent-style-name="Standard" style:family="paragraph">
      <style:text-properties fo:color="#000099"/>
    </style:style>
    <style:style style:name="P131" style:parent-style-name="Standard" style:family="paragraph">
      <style:text-properties fo:color="#000099"/>
    </style:style>
    <style:style style:name="P132" style:parent-style-name="Standard" style:family="paragraph">
      <style:text-properties fo:color="#000099"/>
    </style:style>
    <style:style style:name="P133" style:parent-style-name="Standard" style:family="paragraph">
      <style:text-properties fo:color="#000099"/>
    </style:style>
    <style:style style:name="P134" style:parent-style-name="Standard" style:family="paragraph">
      <style:text-properties fo:color="#000099"/>
    </style:style>
    <style:style style:name="P135" style:parent-style-name="Standard" style:family="paragraph">
      <style:text-properties fo:color="#000099"/>
    </style:style>
    <style:style style:name="P136" style:parent-style-name="Standard" style:family="paragraph">
      <style:text-properties fo:color="#000099"/>
    </style:style>
    <style:style style:name="P137" style:parent-style-name="Standard" style:family="paragraph">
      <style:text-properties fo:color="#000099"/>
    </style:style>
    <style:style style:name="P138" style:parent-style-name="Standard" style:family="paragraph">
      <style:text-properties fo:color="#000099"/>
    </style:style>
    <style:style style:name="P139" style:parent-style-name="Standard" style:family="paragraph">
      <style:text-properties fo:color="#000099"/>
    </style:style>
    <style:style style:name="P140" style:parent-style-name="Standard" style:family="paragraph">
      <style:text-properties fo:color="#000099"/>
    </style:style>
    <style:style style:name="P141" style:parent-style-name="Standard" style:family="paragraph">
      <style:text-properties fo:color="#000099"/>
    </style:style>
    <style:style style:name="P142" style:parent-style-name="Standard" style:family="paragraph">
      <style:text-properties fo:color="#000099"/>
    </style:style>
    <style:style style:name="P143" style:parent-style-name="Standard" style:family="paragraph">
      <style:text-properties fo:color="#000099"/>
    </style:style>
    <style:style style:name="P144" style:parent-style-name="Standard" style:family="paragraph">
      <style:text-properties fo:color="#000099"/>
    </style:style>
    <style:style style:name="P145" style:parent-style-name="Standard" style:family="paragraph">
      <style:text-properties fo:color="#000099"/>
    </style:style>
    <style:style style:name="P146" style:parent-style-name="Standard" style:family="paragraph">
      <style:text-properties fo:color="#000099"/>
    </style:style>
    <style:style style:name="P147" style:parent-style-name="Standard" style:family="paragraph">
      <style:text-properties fo:color="#000099"/>
    </style:style>
    <style:style style:name="P148" style:parent-style-name="Standard" style:family="paragraph">
      <style:text-properties fo:color="#000099"/>
    </style:style>
    <style:style style:name="P149" style:parent-style-name="Standard" style:family="paragraph">
      <style:text-properties fo:color="#000099"/>
    </style:style>
    <style:style style:name="P150" style:parent-style-name="Standard" style:family="paragraph">
      <style:text-properties fo:color="#000099"/>
    </style:style>
    <style:style style:name="P151" style:parent-style-name="Standard" style:family="paragraph">
      <style:text-properties fo:color="#000099"/>
    </style:style>
    <style:style style:name="P152" style:parent-style-name="Standard" style:family="paragraph">
      <style:text-properties fo:color="#000099"/>
    </style:style>
    <style:style style:name="P153" style:parent-style-name="Standard" style:family="paragraph">
      <style:text-properties fo:color="#000099"/>
    </style:style>
    <style:style style:name="P154" style:parent-style-name="Standard" style:family="paragraph">
      <style:text-properties fo:color="#000099"/>
    </style:style>
    <style:style style:name="P155" style:parent-style-name="Standard" style:family="paragraph">
      <style:text-properties fo:color="#000099"/>
    </style:style>
    <style:style style:name="P156" style:parent-style-name="Standard" style:family="paragraph">
      <style:text-properties fo:color="#000099"/>
    </style:style>
    <style:style style:name="P157" style:parent-style-name="Standard" style:family="paragraph">
      <style:text-properties fo:color="#000099"/>
    </style:style>
    <style:style style:name="P158" style:parent-style-name="Standard" style:family="paragraph">
      <style:text-properties fo:color="#000099"/>
    </style:style>
    <style:style style:name="P159" style:parent-style-name="Standard" style:family="paragraph">
      <style:text-properties fo:color="#000099"/>
    </style:style>
    <style:style style:name="P160" style:parent-style-name="Standard" style:family="paragraph">
      <style:text-properties fo:color="#000099"/>
    </style:style>
    <style:style style:name="P161" style:parent-style-name="Standard" style:family="paragraph">
      <style:text-properties fo:color="#000099"/>
    </style:style>
    <style:style style:name="P162" style:parent-style-name="Standard" style:family="paragraph">
      <style:text-properties fo:color="#000099"/>
    </style:style>
    <style:style style:name="P163" style:parent-style-name="Standard" style:family="paragraph">
      <style:text-properties fo:color="#000099"/>
    </style:style>
    <style:style style:name="P164" style:parent-style-name="Standard" style:family="paragraph">
      <style:text-properties fo:color="#000099"/>
    </style:style>
    <style:style style:name="P165" style:parent-style-name="Standard" style:family="paragraph">
      <style:text-properties fo:color="#000099"/>
    </style:style>
    <style:style style:name="P166" style:parent-style-name="Standard" style:family="paragraph">
      <style:text-properties fo:color="#000099"/>
    </style:style>
    <style:style style:name="P167" style:parent-style-name="Standard" style:family="paragraph">
      <style:text-properties fo:color="#000099"/>
    </style:style>
    <style:style style:name="P168" style:parent-style-name="Standard" style:family="paragraph">
      <style:text-properties fo:color="#000099"/>
    </style:style>
    <style:style style:name="P169" style:parent-style-name="Standard" style:family="paragraph">
      <style:text-properties fo:color="#000099"/>
    </style:style>
    <style:style style:name="P170" style:parent-style-name="Standard" style:family="paragraph">
      <style:text-properties fo:color="#000099"/>
    </style:style>
    <style:style style:name="P171" style:parent-style-name="Standard" style:family="paragraph">
      <style:text-properties fo:color="#000099"/>
    </style:style>
    <style:style style:name="P172" style:parent-style-name="Standard" style:family="paragraph">
      <style:text-properties fo:color="#000099"/>
    </style:style>
    <style:style style:name="P173" style:parent-style-name="Standard" style:family="paragraph">
      <style:text-properties fo:color="#000099"/>
    </style:style>
    <style:style style:name="P174" style:parent-style-name="Standard" style:family="paragraph">
      <style:text-properties fo:color="#000099"/>
    </style:style>
    <style:style style:name="P175" style:parent-style-name="Standard" style:family="paragraph">
      <style:text-properties fo:color="#000099"/>
    </style:style>
    <style:style style:name="P176" style:parent-style-name="Standard" style:family="paragraph">
      <style:text-properties fo:color="#000099"/>
    </style:style>
    <style:style style:name="P177" style:parent-style-name="Standard" style:family="paragraph">
      <style:text-properties fo:color="#000099"/>
    </style:style>
    <style:style style:name="P178" style:parent-style-name="Standard" style:family="paragraph">
      <style:text-properties fo:color="#000099"/>
    </style:style>
    <style:style style:name="P179" style:parent-style-name="Standard" style:family="paragraph">
      <style:text-properties fo:color="#000099"/>
    </style:style>
    <style:style style:name="P180" style:parent-style-name="Standard" style:family="paragraph">
      <style:text-properties fo:color="#000099"/>
    </style:style>
    <style:style style:name="P181" style:parent-style-name="Standard" style:family="paragraph">
      <style:text-properties fo:color="#000099"/>
    </style:style>
    <style:style style:name="P182" style:parent-style-name="Standard" style:family="paragraph">
      <style:text-properties fo:color="#000099"/>
    </style:style>
    <style:style style:name="P183" style:parent-style-name="Standard" style:family="paragraph">
      <style:text-properties fo:color="#000099"/>
    </style:style>
    <style:style style:name="P184" style:parent-style-name="Standard" style:family="paragraph">
      <style:text-properties fo:color="#000099"/>
    </style:style>
    <style:style style:name="P185" style:parent-style-name="Standard" style:family="paragraph">
      <style:text-properties fo:color="#000099"/>
    </style:style>
    <style:style style:name="P186" style:parent-style-name="Standard" style:family="paragraph">
      <style:text-properties fo:color="#000099"/>
    </style:style>
    <style:style style:name="P187" style:parent-style-name="Standard" style:family="paragraph">
      <style:text-properties fo:color="#000099"/>
    </style:style>
    <style:style style:name="P188" style:parent-style-name="Standard" style:family="paragraph">
      <style:text-properties fo:color="#000099"/>
    </style:style>
    <style:style style:name="P189" style:parent-style-name="Standard" style:family="paragraph">
      <style:text-properties fo:color="#000099"/>
    </style:style>
    <style:style style:name="P190" style:parent-style-name="Standard" style:family="paragraph">
      <style:text-properties fo:color="#000099"/>
    </style:style>
    <style:style style:name="P191" style:parent-style-name="Standard" style:family="paragraph">
      <style:text-properties fo:color="#000099"/>
    </style:style>
    <style:style style:name="P192" style:parent-style-name="Standard" style:family="paragraph">
      <style:text-properties fo:color="#000099"/>
    </style:style>
    <style:style style:name="P193" style:parent-style-name="Standard" style:family="paragraph">
      <style:text-properties fo:color="#000099"/>
    </style:style>
    <style:style style:name="P194" style:parent-style-name="Standard" style:family="paragraph">
      <style:text-properties fo:color="#000099"/>
    </style:style>
    <style:style style:name="P195" style:parent-style-name="Standard" style:family="paragraph">
      <style:text-properties fo:color="#000099"/>
    </style:style>
    <style:style style:name="P196" style:parent-style-name="Standard" style:family="paragraph">
      <style:text-properties fo:color="#000099"/>
    </style:style>
    <style:style style:name="P197" style:parent-style-name="Standard" style:family="paragraph">
      <style:text-properties fo:color="#000099"/>
    </style:style>
    <style:style style:name="P198" style:parent-style-name="Standard" style:family="paragraph">
      <style:text-properties fo:color="#000099"/>
    </style:style>
    <style:style style:name="P199" style:parent-style-name="Standard" style:family="paragraph">
      <style:text-properties fo:color="#000099"/>
    </style:style>
    <style:style style:name="P200" style:parent-style-name="Standard" style:family="paragraph">
      <style:text-properties fo:color="#000099"/>
    </style:style>
    <style:style style:name="P201" style:parent-style-name="Standard" style:family="paragraph">
      <style:text-properties fo:color="#000099"/>
    </style:style>
    <style:style style:name="P202" style:parent-style-name="Standard" style:family="paragraph">
      <style:text-properties fo:color="#000099"/>
    </style:style>
    <style:style style:name="P203" style:parent-style-name="Standard" style:family="paragraph">
      <style:text-properties fo:color="#000099"/>
    </style:style>
    <style:style style:name="P204" style:parent-style-name="Standard" style:family="paragraph">
      <style:text-properties fo:color="#000099"/>
    </style:style>
    <style:style style:name="P205" style:parent-style-name="Standard" style:family="paragraph">
      <style:text-properties fo:color="#000099"/>
    </style:style>
    <style:style style:name="P206" style:parent-style-name="Standard" style:family="paragraph">
      <style:text-properties fo:color="#000099"/>
    </style:style>
    <style:style style:name="P207" style:parent-style-name="Standard" style:family="paragraph">
      <style:text-properties fo:color="#000099"/>
    </style:style>
    <style:style style:name="P208" style:parent-style-name="Standard" style:family="paragraph">
      <style:text-properties fo:color="#000099"/>
    </style:style>
    <style:style style:name="P209" style:parent-style-name="Standard" style:family="paragraph">
      <style:text-properties fo:color="#000099"/>
    </style:style>
    <style:style style:name="P210" style:parent-style-name="Standard" style:family="paragraph">
      <style:text-properties fo:color="#000099"/>
    </style:style>
    <style:style style:name="P211" style:parent-style-name="Standard" style:family="paragraph">
      <style:text-properties fo:color="#000099"/>
    </style:style>
    <style:style style:name="P212" style:parent-style-name="Standard" style:family="paragraph">
      <style:text-properties fo:color="#000099"/>
    </style:style>
    <style:style style:name="P213" style:parent-style-name="Standard" style:family="paragraph">
      <style:text-properties fo:color="#000099"/>
    </style:style>
    <style:style style:name="P214" style:parent-style-name="Standard" style:family="paragraph">
      <style:text-properties fo:color="#000099"/>
    </style:style>
    <style:style style:name="P215" style:parent-style-name="Standard" style:family="paragraph">
      <style:text-properties fo:color="#000099"/>
    </style:style>
    <style:style style:name="P216" style:parent-style-name="Standard" style:family="paragraph">
      <style:text-properties fo:color="#000099"/>
    </style:style>
    <style:style style:name="P217" style:parent-style-name="Standard" style:family="paragraph">
      <style:text-properties fo:color="#000099"/>
    </style:style>
    <style:style style:name="P218" style:parent-style-name="Standard" style:family="paragraph">
      <style:text-properties fo:color="#000099"/>
    </style:style>
    <style:style style:name="P219" style:parent-style-name="Standard" style:family="paragraph">
      <style:text-properties fo:color="#000099"/>
    </style:style>
    <style:style style:name="P220" style:parent-style-name="Standard" style:family="paragraph">
      <style:text-properties fo:color="#000099"/>
    </style:style>
    <style:style style:name="P221" style:parent-style-name="Standard" style:family="paragraph">
      <style:text-properties fo:color="#000099"/>
    </style:style>
    <style:style style:name="P222" style:parent-style-name="Standard" style:family="paragraph">
      <style:text-properties fo:color="#000099"/>
    </style:style>
    <style:style style:name="P223" style:parent-style-name="Standard" style:family="paragraph">
      <style:text-properties fo:color="#000099"/>
    </style:style>
    <style:style style:name="P224" style:parent-style-name="Standard" style:family="paragraph">
      <style:text-properties fo:color="#000099"/>
    </style:style>
    <style:style style:name="P225" style:parent-style-name="Standard" style:family="paragraph">
      <style:text-properties fo:color="#000099"/>
    </style:style>
    <style:style style:name="P226" style:parent-style-name="Standard" style:family="paragraph">
      <style:text-properties fo:color="#000099"/>
    </style:style>
    <style:style style:name="P227" style:parent-style-name="Standard" style:family="paragraph">
      <style:text-properties fo:color="#000099"/>
    </style:style>
    <style:style style:name="P228" style:parent-style-name="Standard" style:family="paragraph">
      <style:text-properties fo:color="#000099"/>
    </style:style>
    <style:style style:name="P229" style:parent-style-name="Standard" style:family="paragraph">
      <style:text-properties fo:color="#000099"/>
    </style:style>
    <style:style style:name="P230" style:parent-style-name="Standard" style:family="paragraph">
      <style:text-properties fo:color="#000099"/>
    </style:style>
    <style:style style:name="P231" style:parent-style-name="Standard" style:family="paragraph">
      <style:text-properties fo:color="#000099"/>
    </style:style>
    <style:style style:name="P232" style:parent-style-name="Standard" style:family="paragraph">
      <style:text-properties fo:color="#000099"/>
    </style:style>
    <style:style style:name="P233" style:parent-style-name="Standard" style:family="paragraph">
      <style:text-properties fo:color="#000099"/>
    </style:style>
    <style:style style:name="P234" style:parent-style-name="Standard" style:family="paragraph">
      <style:text-properties fo:color="#000099"/>
    </style:style>
    <style:style style:name="P235" style:parent-style-name="Standard" style:family="paragraph">
      <style:text-properties fo:color="#000099"/>
    </style:style>
    <style:style style:name="P236" style:parent-style-name="Standard" style:family="paragraph">
      <style:text-properties fo:color="#000099"/>
    </style:style>
    <style:style style:name="P237" style:parent-style-name="Standard" style:family="paragraph">
      <style:text-properties fo:color="#000099"/>
    </style:style>
    <style:style style:name="P238" style:parent-style-name="Standard" style:family="paragraph">
      <style:text-properties fo:color="#000099"/>
    </style:style>
    <style:style style:name="P239" style:parent-style-name="Standard" style:family="paragraph">
      <style:text-properties fo:color="#000099"/>
    </style:style>
    <style:style style:name="P240" style:parent-style-name="Standard" style:family="paragraph">
      <style:text-properties fo:color="#000099"/>
    </style:style>
    <style:style style:name="P241" style:parent-style-name="Standard" style:family="paragraph">
      <style:text-properties fo:color="#000099"/>
    </style:style>
    <style:style style:name="P242" style:parent-style-name="Standard" style:family="paragraph">
      <style:text-properties fo:color="#000099"/>
    </style:style>
    <style:style style:name="P243" style:parent-style-name="Standard" style:family="paragraph">
      <style:text-properties fo:color="#000099"/>
    </style:style>
    <style:style style:name="P244" style:parent-style-name="Standard" style:family="paragraph">
      <style:text-properties fo:color="#000099"/>
    </style:style>
    <style:style style:name="P245" style:parent-style-name="Standard" style:family="paragraph">
      <style:text-properties fo:color="#000099"/>
    </style:style>
    <style:style style:name="P246" style:parent-style-name="Standard" style:family="paragraph">
      <style:text-properties fo:color="#000099"/>
    </style:style>
    <style:style style:name="P247" style:parent-style-name="Standard" style:family="paragraph">
      <style:text-properties fo:color="#000099"/>
    </style:style>
    <style:style style:name="P248" style:parent-style-name="Standard" style:family="paragraph">
      <style:text-properties fo:color="#000099"/>
    </style:style>
    <style:style style:name="P249" style:parent-style-name="Standard" style:family="paragraph">
      <style:text-properties fo:color="#000099"/>
    </style:style>
    <style:style style:name="P250" style:parent-style-name="Standard" style:family="paragraph">
      <style:text-properties fo:color="#000099"/>
    </style:style>
    <style:style style:name="P251" style:parent-style-name="Standard" style:family="paragraph">
      <style:text-properties fo:color="#000099"/>
    </style:style>
    <style:style style:name="P252" style:parent-style-name="Standard" style:family="paragraph">
      <style:text-properties fo:color="#000099"/>
    </style:style>
    <style:style style:name="P253" style:parent-style-name="Standard" style:family="paragraph">
      <style:text-properties fo:color="#000099"/>
    </style:style>
    <style:style style:name="P254" style:parent-style-name="Standard" style:family="paragraph">
      <style:text-properties fo:color="#000099"/>
    </style:style>
    <style:style style:name="P255" style:parent-style-name="Standard" style:family="paragraph">
      <style:text-properties fo:color="#000099"/>
    </style:style>
    <style:style style:name="P256" style:parent-style-name="Standard" style:family="paragraph">
      <style:text-properties fo:color="#000099"/>
    </style:style>
    <style:style style:name="P257" style:parent-style-name="Standard" style:family="paragraph">
      <style:text-properties fo:color="#000099"/>
    </style:style>
    <style:style style:name="P258" style:parent-style-name="Standard" style:family="paragraph">
      <style:text-properties fo:color="#000099"/>
    </style:style>
    <style:style style:name="P259" style:parent-style-name="Standard" style:family="paragraph">
      <style:text-properties fo:color="#000099"/>
    </style:style>
    <style:style style:name="P260" style:parent-style-name="Standard" style:family="paragraph">
      <style:text-properties fo:color="#000099"/>
    </style:style>
    <style:style style:name="P261" style:parent-style-name="Standard" style:family="paragraph">
      <style:text-properties fo:color="#000099"/>
    </style:style>
    <style:style style:name="P262" style:parent-style-name="Standard" style:family="paragraph">
      <style:text-properties fo:color="#000099"/>
    </style:style>
    <style:style style:name="P263" style:parent-style-name="Standard" style:family="paragraph">
      <style:text-properties fo:color="#000099"/>
    </style:style>
    <style:style style:name="P264" style:parent-style-name="Standard" style:family="paragraph">
      <style:text-properties fo:color="#000099"/>
    </style:style>
    <style:style style:name="P265" style:parent-style-name="Standard" style:family="paragraph">
      <style:text-properties fo:color="#000099"/>
    </style:style>
    <style:style style:name="P266" style:parent-style-name="Standard" style:family="paragraph">
      <style:text-properties fo:color="#000099"/>
    </style:style>
    <style:style style:name="P267" style:parent-style-name="Standard" style:family="paragraph">
      <style:text-properties fo:color="#000099"/>
    </style:style>
    <style:style style:name="P268" style:parent-style-name="Standard" style:family="paragraph">
      <style:text-properties fo:color="#000099"/>
    </style:style>
    <style:style style:name="P269" style:parent-style-name="Standard" style:family="paragraph">
      <style:text-properties fo:color="#000099"/>
    </style:style>
    <style:style style:name="P270" style:parent-style-name="Standard" style:family="paragraph">
      <style:text-properties fo:color="#000099"/>
    </style:style>
    <style:style style:name="P271" style:parent-style-name="Standard" style:family="paragraph">
      <style:text-properties fo:color="#000099"/>
    </style:style>
    <style:style style:name="P272" style:parent-style-name="Standard" style:family="paragraph">
      <style:text-properties fo:color="#000099"/>
    </style:style>
    <style:style style:name="P273" style:parent-style-name="Standard" style:family="paragraph">
      <style:text-properties fo:color="#000099"/>
    </style:style>
    <style:style style:name="P274" style:parent-style-name="Standard" style:family="paragraph">
      <style:text-properties fo:color="#000099"/>
    </style:style>
    <style:style style:name="P275" style:parent-style-name="Standard" style:family="paragraph">
      <style:text-properties fo:color="#000099"/>
    </style:style>
    <style:style style:name="P276" style:parent-style-name="Standard" style:family="paragraph">
      <style:text-properties fo:color="#000099"/>
    </style:style>
    <style:style style:name="P277" style:parent-style-name="Standard" style:family="paragraph">
      <style:text-properties fo:color="#000099"/>
    </style:style>
    <style:style style:name="P278" style:parent-style-name="Standard" style:family="paragraph">
      <style:text-properties fo:color="#000099"/>
    </style:style>
    <style:style style:name="P279" style:parent-style-name="Standard" style:family="paragraph">
      <style:text-properties fo:color="#000099"/>
    </style:style>
    <style:style style:name="P280" style:parent-style-name="Standard" style:family="paragraph">
      <style:text-properties fo:color="#000099"/>
    </style:style>
    <style:style style:name="P281" style:parent-style-name="Standard" style:family="paragraph">
      <style:text-properties fo:color="#000099"/>
    </style:style>
    <style:style style:name="P282" style:parent-style-name="Standard" style:family="paragraph">
      <style:text-properties fo:color="#000099"/>
    </style:style>
    <style:style style:name="P283" style:parent-style-name="Standard" style:family="paragraph">
      <style:text-properties fo:color="#000099"/>
    </style:style>
    <style:style style:name="P284" style:parent-style-name="Standard" style:family="paragraph">
      <style:text-properties fo:color="#000099"/>
    </style:style>
    <style:style style:name="P285" style:parent-style-name="Standard" style:family="paragraph">
      <style:text-properties fo:color="#000099"/>
    </style:style>
    <style:style style:name="P286" style:parent-style-name="Standard" style:family="paragraph">
      <style:text-properties fo:color="#000099"/>
    </style:style>
    <style:style style:name="P287" style:parent-style-name="Standard" style:family="paragraph">
      <style:text-properties fo:color="#000099"/>
    </style:style>
    <style:style style:name="P288" style:parent-style-name="Standard" style:family="paragraph">
      <style:text-properties fo:color="#000099"/>
    </style:style>
    <style:style style:name="P289" style:parent-style-name="Standard" style:family="paragraph">
      <style:text-properties fo:color="#000099"/>
    </style:style>
    <style:style style:name="P290" style:parent-style-name="Standard" style:family="paragraph">
      <style:text-properties fo:color="#000099"/>
    </style:style>
    <style:style style:name="P291" style:parent-style-name="Standard" style:family="paragraph">
      <style:text-properties fo:color="#000099"/>
    </style:style>
    <style:style style:name="P292" style:parent-style-name="Standard" style:family="paragraph">
      <style:text-properties fo:color="#000099"/>
    </style:style>
    <style:style style:name="P293" style:parent-style-name="Standard" style:family="paragraph">
      <style:text-properties fo:color="#000099"/>
    </style:style>
    <style:style style:name="P294" style:parent-style-name="Standard" style:family="paragraph">
      <style:text-properties fo:color="#000099"/>
    </style:style>
    <style:style style:name="P295" style:parent-style-name="Standard" style:family="paragraph">
      <style:text-properties fo:color="#000099"/>
    </style:style>
    <style:style style:name="P296" style:parent-style-name="Standard" style:family="paragraph">
      <style:text-properties fo:color="#000099"/>
    </style:style>
    <style:style style:name="P297" style:parent-style-name="Standard" style:family="paragraph">
      <style:text-properties fo:color="#000099"/>
    </style:style>
    <style:style style:name="P298" style:parent-style-name="Standard" style:family="paragraph">
      <style:text-properties fo:color="#000099"/>
    </style:style>
    <style:style style:name="P299" style:parent-style-name="Standard" style:family="paragraph">
      <style:text-properties fo:color="#000099"/>
    </style:style>
    <style:style style:name="P300" style:parent-style-name="Standard" style:family="paragraph">
      <style:text-properties fo:color="#000099"/>
    </style:style>
    <style:style style:name="P301" style:parent-style-name="Standard" style:family="paragraph">
      <style:text-properties fo:color="#000099"/>
    </style:style>
    <style:style style:name="P302" style:parent-style-name="Standard" style:family="paragraph">
      <style:text-properties fo:color="#000099"/>
    </style:style>
    <style:style style:name="P303" style:parent-style-name="Standard" style:family="paragraph">
      <style:text-properties fo:color="#000099"/>
    </style:style>
    <style:style style:name="P304" style:parent-style-name="Standard" style:family="paragraph">
      <style:text-properties fo:color="#000099"/>
    </style:style>
    <style:style style:name="P305" style:parent-style-name="Standard" style:family="paragraph">
      <style:text-properties fo:color="#000099"/>
    </style:style>
    <style:style style:name="P306" style:parent-style-name="Standard" style:family="paragraph">
      <style:text-properties fo:color="#000099"/>
    </style:style>
    <style:style style:name="P307" style:parent-style-name="Standard" style:family="paragraph">
      <style:text-properties fo:color="#000099"/>
    </style:style>
    <style:style style:name="P308" style:parent-style-name="Standard" style:family="paragraph">
      <style:text-properties fo:color="#000099"/>
    </style:style>
    <style:style style:name="P309" style:parent-style-name="Standard" style:family="paragraph">
      <style:text-properties fo:color="#000099"/>
    </style:style>
    <style:style style:name="P310" style:parent-style-name="Standard" style:family="paragraph">
      <style:text-properties fo:color="#000099"/>
    </style:style>
    <style:style style:name="P311" style:parent-style-name="Standard" style:family="paragraph">
      <style:text-properties fo:color="#000099"/>
    </style:style>
    <style:style style:name="P312" style:parent-style-name="Standard" style:family="paragraph">
      <style:text-properties fo:color="#000099"/>
    </style:style>
    <style:style style:name="P313" style:parent-style-name="Standard" style:family="paragraph">
      <style:text-properties fo:color="#000099"/>
    </style:style>
    <style:style style:name="P314" style:parent-style-name="Standard" style:family="paragraph">
      <style:text-properties fo:color="#000099"/>
    </style:style>
    <style:style style:name="P315" style:parent-style-name="Standard" style:family="paragraph">
      <style:text-properties fo:color="#000099"/>
    </style:style>
    <style:style style:name="P316" style:parent-style-name="Standard" style:family="paragraph">
      <style:text-properties fo:color="#000099"/>
    </style:style>
    <style:style style:name="P317" style:parent-style-name="Standard" style:family="paragraph">
      <style:text-properties fo:color="#000099"/>
    </style:style>
    <style:style style:name="P318" style:parent-style-name="Standard" style:family="paragraph">
      <style:text-properties fo:color="#000099"/>
    </style:style>
    <style:style style:name="P319" style:parent-style-name="Standard" style:family="paragraph">
      <style:text-properties fo:color="#000099"/>
    </style:style>
    <style:style style:name="P320" style:parent-style-name="Standard" style:family="paragraph">
      <style:text-properties fo:color="#000099"/>
    </style:style>
    <style:style style:name="P321" style:parent-style-name="Standard" style:family="paragraph">
      <style:text-properties fo:color="#000099"/>
    </style:style>
    <style:style style:name="P322" style:parent-style-name="Standard" style:family="paragraph">
      <style:text-properties fo:color="#000099"/>
    </style:style>
    <style:style style:name="P323" style:parent-style-name="Standard" style:family="paragraph">
      <style:text-properties fo:color="#000099"/>
    </style:style>
    <style:style style:name="P324" style:parent-style-name="Standard" style:family="paragraph">
      <style:text-properties fo:color="#000099"/>
    </style:style>
    <style:style style:name="P325" style:parent-style-name="Standard" style:family="paragraph">
      <style:text-properties fo:color="#000099"/>
    </style:style>
    <style:style style:name="P326" style:parent-style-name="Standard" style:family="paragraph">
      <style:text-properties fo:color="#000099"/>
    </style:style>
    <style:style style:name="P327" style:parent-style-name="Standard" style:family="paragraph">
      <style:text-properties fo:color="#000099"/>
    </style:style>
    <style:style style:name="P328" style:parent-style-name="Standard" style:family="paragraph">
      <style:text-properties fo:color="#000099"/>
    </style:style>
    <style:style style:name="P329" style:parent-style-name="Standard" style:family="paragraph">
      <style:text-properties fo:color="#000099"/>
    </style:style>
    <style:style style:name="P330" style:parent-style-name="Standard" style:family="paragraph">
      <style:text-properties fo:color="#000099"/>
    </style:style>
    <style:style style:name="P331" style:parent-style-name="Standard" style:family="paragraph">
      <style:text-properties fo:color="#000099"/>
    </style:style>
    <style:style style:name="P332" style:parent-style-name="Standard" style:family="paragraph">
      <style:text-properties fo:color="#000099"/>
    </style:style>
    <style:style style:name="P333" style:parent-style-name="Standard" style:family="paragraph">
      <style:text-properties fo:color="#000099"/>
    </style:style>
    <style:style style:name="P334" style:parent-style-name="Standard" style:family="paragraph">
      <style:text-properties fo:color="#000099"/>
    </style:style>
    <style:style style:name="P335" style:parent-style-name="Standard" style:family="paragraph">
      <style:text-properties fo:color="#000099"/>
    </style:style>
    <style:style style:name="P336" style:parent-style-name="Standard" style:family="paragraph">
      <style:text-properties fo:color="#000099"/>
    </style:style>
    <style:style style:name="P337" style:parent-style-name="Standard" style:family="paragraph">
      <style:text-properties fo:color="#000099"/>
    </style:style>
    <style:style style:name="P338" style:parent-style-name="Standard" style:family="paragraph">
      <style:text-properties fo:color="#000099"/>
    </style:style>
    <style:style style:name="P339" style:parent-style-name="Standard" style:family="paragraph">
      <style:text-properties fo:color="#000099"/>
    </style:style>
    <style:style style:name="P340" style:parent-style-name="Standard" style:family="paragraph">
      <style:text-properties fo:color="#000099"/>
    </style:style>
    <style:style style:name="P341" style:parent-style-name="Standard" style:family="paragraph">
      <style:text-properties fo:color="#000099"/>
    </style:style>
    <style:style style:name="P342" style:parent-style-name="Standard" style:family="paragraph">
      <style:text-properties fo:color="#000099"/>
    </style:style>
    <style:style style:name="P343" style:parent-style-name="Standard" style:family="paragraph">
      <style:text-properties fo:color="#000099"/>
    </style:style>
    <style:style style:name="P344" style:parent-style-name="Standard" style:family="paragraph">
      <style:text-properties fo:color="#000099"/>
    </style:style>
    <style:style style:name="P345" style:parent-style-name="Standard" style:family="paragraph">
      <style:text-properties fo:color="#000099"/>
    </style:style>
    <style:style style:name="P346" style:parent-style-name="Standard" style:family="paragraph">
      <style:text-properties fo:color="#000099"/>
    </style:style>
    <style:style style:name="P347" style:parent-style-name="Standard" style:family="paragraph">
      <style:text-properties fo:color="#000099"/>
    </style:style>
    <style:style style:name="P348" style:parent-style-name="Standard" style:family="paragraph">
      <style:text-properties fo:color="#000099"/>
    </style:style>
    <style:style style:name="P349" style:parent-style-name="Standard" style:family="paragraph">
      <style:text-properties fo:color="#000099"/>
    </style:style>
    <style:style style:name="P350" style:parent-style-name="Standard" style:family="paragraph">
      <style:text-properties fo:color="#000099"/>
    </style:style>
    <style:style style:name="P351" style:parent-style-name="Standard" style:family="paragraph">
      <style:text-properties fo:color="#000099"/>
    </style:style>
    <style:style style:name="P352" style:parent-style-name="Standard" style:family="paragraph">
      <style:text-properties fo:color="#000099"/>
    </style:style>
    <style:style style:name="P353" style:parent-style-name="Standard" style:family="paragraph">
      <style:text-properties fo:color="#000099"/>
    </style:style>
    <style:style style:name="T354" style:parent-style-name="Domyślnaczcionkaakapitu" style:family="text">
      <style:text-properties fo:color="#000099"/>
    </style:style>
  </office:automatic-styles>
  <office:body>
    <office:text text:use-soft-page-breaks="true">
      <text:p text:style-name="P1">Wypowiedzi OG</text:p>
      <text:p text:style-name="P2"/>
      <text:p text:style-name="P3">Przywitanie</text:p>
      <text:p text:style-name="P4"/>
      <text:p text:style-name="P5">- Dzień dobry.</text:p>
      <text:p text:style-name="P6">[</text:p>
      <text:p text:style-name="P7">dzień dobry</text:p>
      <text:p text:style-name="P8">witać</text:p>
      <text:p text:style-name="P9">]</text:p>
      <text:p text:style-name="P10"/>
      <text:p text:style-name="P11">Wyjaśnienie powodu wizyty</text:p>
      <text:p text:style-name="P12"/>
      <text:p text:style-name="P13">- Chcę złożyć wniosek o wydanie dowodu osobistego.</text:p>
      <text:p text:style-name="P14">[</text:p>
      <text:p text:style-name="P15">ja wniosek dowód1 mieć</text:p>
      <text:p text:style-name="P16">ja wniosek dowód2 mieć</text:p>
      <text:p text:style-name="P17">]</text:p>
      <text:p text:style-name="P18"/>
      <text:p text:style-name="P19">- Czy mogę odebrać dowód?</text:p>
      <text:p text:style-name="P20">[</text:p>
      <text:p text:style-name="P21">czy już nowy dowód1</text:p>
      <text:p text:style-name="P22">czy już nowy dowód2</text:p>
      <text:p text:style-name="P23">być mój nowy dowód1</text:p>
      <text:p text:style-name="P24">być mój nowy dowód2</text:p>
      <text:p text:style-name="P25">]</text:p>
      <text:p text:style-name="P26"/>
      <text:p text:style-name="P27">- Chcę zgłosić utratę dowodu osobistego.</text:p>
      <text:p text:style-name="P28">[</text:p>
      <text:p text:style-name="P29">ja dowód1 zgubić</text:p>
      <text:p text:style-name="P30">ja dowód2 zgubić</text:p>
      <text:p text:style-name="P31">]</text:p>
      <text:p text:style-name="P32"/>
      <text:p text:style-name="P33">- Chcę złożyć wniosek o wydanie dowodu osobistego dla mojego dziecka.</text:p>
      <text:p text:style-name="P34">[</text:p>
      <text:p text:style-name="P35">ja dowód1 moje dziecko chcieć</text:p>
      <text:p text:style-name="P36">ja dowód2 moje dziecko chcieć</text:p>
      <text:p text:style-name="P37">]</text:p>
      <text:p text:style-name="P38"/>
      <text:p text:style-name="P39">- Chcę złożyć wniosek o wydanie dowodu osobistego dla mojej żony.</text:p>
      <text:p text:style-name="P40">[</text:p>
      <text:p text:style-name="P41">ja dowód1 moja żona chcieć</text:p>
      <text:p text:style-name="P42">ja dowód2 moja żona chcieć</text:p>
      <text:p text:style-name="P43">]</text:p>
      <text:p text:style-name="P44"/>
      <text:p text:style-name="P45">Obsługa</text:p>
      <text:p text:style-name="P46"/>
      <text:p text:style-name="P47">- Zmieniłem adres.</text:p>
      <text:p text:style-name="P48">[</text:p>
      <text:p text:style-name="P49">dom przenieść się</text:p>
      <text:p text:style-name="P50">mieszkanie zmiana1</text:p>
      <text:p text:style-name="P51">mieszkanie zmiana2</text:p>
      <text:p text:style-name="P52">adres1 zmiana1</text:p>
      <text:soft-page-break/>
      <text:p text:style-name="P53">adres2 zmiana1</text:p>
      <text:p text:style-name="P54">adres1 zmiana2</text:p>
      <text:p text:style-name="P55">adres2 zmiana2</text:p>
      <text:p text:style-name="P56">]</text:p>
      <text:p text:style-name="P57"/>
      <text:p text:style-name="P58">- Upłynął termin ważności dowodu.</text:p>
      <text:p text:style-name="P59">[</text:p>
      <text:p text:style-name="P60">dowód1 nieważny</text:p>
      <text:p text:style-name="P61">dowód2 nieważny</text:p>
      <text:p text:style-name="P62">dowód1 koniec ważny</text:p>
      <text:p text:style-name="P63">dowód2 koniec ważny</text:p>
      <text:p text:style-name="P64">]</text:p>
      <text:p text:style-name="P65"/>
      <text:p text:style-name="P66">- Z powodu zmiany wizerunku twarzy.</text:p>
      <text:p text:style-name="P67">[</text:p>
      <text:p text:style-name="P68">z powód zmiana wygląd</text:p>
      <text:p text:style-name="P69">]</text:p>
      <text:p text:style-name="P70"/>
      <text:p text:style-name="P71">- Zawarłem(am) związek małżeński.</text:p>
      <text:p text:style-name="P72">[</text:p>
      <text:p text:style-name="P73">ja małżeństwo</text:p>
      <text:p text:style-name="P74">]</text:p>
      <text:p text:style-name="P75"/>
      <text:p text:style-name="P76">- Zmieniłem(am) nazwisko.</text:p>
      <text:p text:style-name="P77">[</text:p>
      <text:p text:style-name="P78">ja zmiana1 nazwisko</text:p>
      <text:p text:style-name="P79">ja zmiana2 nazwisko</text:p>
      <text:p text:style-name="P80">]</text:p>
      <text:p text:style-name="P81"/>
      <text:p text:style-name="P82">- Powróciłam do nazwiska rodowego.</text:p>
      <text:p text:style-name="P83">[</text:p>
      <text:p text:style-name="P84">ja przyjmować nazwisko panna</text:p>
      <text:p text:style-name="P85">ja przyjmować nazwisko kawaler</text:p>
      <text:p text:style-name="P86">]</text:p>
      <text:p text:style-name="P87"/>
      <text:p text:style-name="P88">- Nastąpiła zmiana imienia ojca.</text:p>
      <text:p text:style-name="P89">[</text:p>
      <text:p text:style-name="P90">ojcieć imię zmiana1</text:p>
      <text:p text:style-name="P91">ojcieć imię zmiana2</text:p>
      <text:p text:style-name="P92">]</text:p>
      <text:p text:style-name="P93"/>
      <text:p text:style-name="P94">- Nastąpiła zmiana imienia matki.</text:p>
      <text:p text:style-name="P95">[</text:p>
      <text:p text:style-name="P96">matka imię zmiana1</text:p>
      <text:p text:style-name="P97">matka imię zmiana2</text:p>
      <text:p text:style-name="P98">]</text:p>
      <text:p text:style-name="P99"/>
      <text:p text:style-name="P100">- Tak.</text:p>
      <text:p text:style-name="P101">[</text:p>
      <text:p text:style-name="P102">tak</text:p>
      <text:p text:style-name="P103">]</text:p>
      <text:p text:style-name="P104"/>
      <text:soft-page-break/>
      <text:p text:style-name="P105">- Dlaczego?</text:p>
      <text:p text:style-name="P106">[</text:p>
      <text:p text:style-name="P107">dlaczego</text:p>
      <text:p text:style-name="P108">]</text:p>
      <text:p text:style-name="P109"/>
      <text:p text:style-name="P110">- Nie.</text:p>
      <text:p text:style-name="P111">[</text:p>
      <text:p text:style-name="P112">nie</text:p>
      <text:p text:style-name="P113">]</text:p>
      <text:p text:style-name="P114"/>
      <text:p text:style-name="P115">- Dziękuję.</text:p>
      <text:p text:style-name="P116">[</text:p>
      <text:p text:style-name="P117">dziękować1</text:p>
      <text:p text:style-name="P118">dziękować2</text:p>
      <text:p text:style-name="P119">]</text:p>
      <text:p text:style-name="P120"/>
      <text:p text:style-name="P121">- Nie umiem wypełnić wniosku.</text:p>
      <text:p text:style-name="P122">[</text:p>
      <text:p text:style-name="P123">ja nie wiedzieć wypełnić</text:p>
      <text:p text:style-name="P124">]</text:p>
      <text:p text:style-name="P125"/>
      <text:p text:style-name="P126">- Proszę.</text:p>
      <text:p text:style-name="P127">[</text:p>
      <text:p text:style-name="P128">prosić</text:p>
      <text:p text:style-name="P129">]</text:p>
      <text:p text:style-name="P130"/>
      <text:p text:style-name="P131">- Nie mam dowodu.</text:p>
      <text:p text:style-name="P132">[</text:p>
      <text:p text:style-name="P133">niemieć dowód1</text:p>
      <text:p text:style-name="P134">niemieć dowód2</text:p>
      <text:p text:style-name="P135">]</text:p>
      <text:p text:style-name="P136"/>
      <text:p text:style-name="P137">- Nie zabrałem ze sobą dowodu.</text:p>
      <text:p text:style-name="P138">[</text:p>
      <text:p text:style-name="P139">niemieć dowód1</text:p>
      <text:p text:style-name="P140">niemieć dowód2</text:p>
      <text:p text:style-name="P141">]</text:p>
      <text:p text:style-name="P142"/>
      <text:p text:style-name="P143">- To mój pierwszy dowód.</text:p>
      <text:p text:style-name="P144">[</text:p>
      <text:p text:style-name="P145">ja pierwszy raz dowód1 robić</text:p>
      <text:p text:style-name="P146">ja pierwszy raz dowód2 robić</text:p>
      <text:p text:style-name="P147">]</text:p>
      <text:p text:style-name="P148"/>
      <text:p text:style-name="P149">- Nie mam zdjęcia.</text:p>
      <text:p text:style-name="P150">[</text:p>
      <text:p text:style-name="P151">niemieć zdjęcie</text:p>
      <text:p text:style-name="P152">zdjęcie niemieć</text:p>
      <text:p text:style-name="P153">]</text:p>
      <text:p text:style-name="P154"/>
      <text:p text:style-name="P155">- Czy można zgłosić się wcześniej?</text:p>
      <text:p text:style-name="P156">[</text:p>
      <text:soft-page-break/>
      <text:p text:style-name="P157">dowód1 odbiór wcześniej można</text:p>
      <text:p text:style-name="P158">dowód2 odbiór wcześniej można</text:p>
      <text:p text:style-name="P159">]</text:p>
      <text:p text:style-name="P160"/>
      <text:p text:style-name="P161">- Czy można przyśpieszyć produkcję dowodu?</text:p>
      <text:p text:style-name="P162">[</text:p>
      <text:p text:style-name="P163">dowód1 wcześniej gotowy można</text:p>
      <text:p text:style-name="P164">dowód2 wcześniej gotowy można</text:p>
      <text:p text:style-name="P165">]</text:p>
      <text:p text:style-name="P166"/>
      <text:p text:style-name="P167">- Ile płacę za wyrobienie dowodu?</text:p>
      <text:p text:style-name="P168">[</text:p>
      <text:p text:style-name="P169">nowy dowód1 płacić ile</text:p>
      <text:p text:style-name="P170">nowy dowód2 płacić ile</text:p>
      <text:p text:style-name="P171">]</text:p>
      <text:p text:style-name="P172"/>
      <text:p text:style-name="P173">- Nie umiem wypełnić formularza.</text:p>
      <text:p text:style-name="P174">[</text:p>
      <text:p text:style-name="P175">formularz wypełnić nieumieć</text:p>
      <text:p text:style-name="P176">]</text:p>
      <text:p text:style-name="P177"/>
      <text:p text:style-name="P178">- Mam uszkodzony dowód.</text:p>
      <text:p text:style-name="P179">[</text:p>
      <text:p text:style-name="P180">mój dowód1 pękąć</text:p>
      <text:p text:style-name="P181">mój dowód2 pękąć</text:p>
      <text:p text:style-name="P182">mój dowód1 psuć</text:p>
      <text:p text:style-name="P183">mój dowód2 psuć</text:p>
      <text:p text:style-name="P184">mój dowód1 zniszczyć</text:p>
      <text:p text:style-name="P185">mój dowód2 zniszczyć</text:p>
      <text:p text:style-name="P186">]</text:p>
      <text:p text:style-name="P187"/>
      <text:p text:style-name="P188">Pożegnanie</text:p>
      <text:p text:style-name="P189"/>
      <text:p text:style-name="P190">- Do widzenia.</text:p>
      <text:p text:style-name="P191">[</text:p>
      <text:p text:style-name="P192">do widzenia</text:p>
      <text:p text:style-name="P193">]</text:p>
      <text:p text:style-name="P194"/>
      <text:p text:style-name="P195">Dodatkowe</text:p>
      <text:p text:style-name="P196"/>
      <text:p text:style-name="P197">- Chcę złożyć wniosek o wydanie dowodu osobistego.</text:p>
      <text:p text:style-name="P198">[</text:p>
      <text:p text:style-name="P199">chcieć nowy dowód1</text:p>
      <text:p text:style-name="P200">chcieć nowy dowód2</text:p>
      <text:p text:style-name="P201">nowy dowód1 chcieć</text:p>
      <text:p text:style-name="P202">nowy dowód2 chcieć</text:p>
      <text:p text:style-name="P203">]</text:p>
      <text:p text:style-name="P204"/>
      <text:p text:style-name="P205">- Czy mogę odebrać dowód?</text:p>
      <text:p text:style-name="P206">[</text:p>
      <text:p text:style-name="P207">dowód1 gotowy</text:p>
      <text:p text:style-name="P208">dowód2 gotowy</text:p>
      <text:soft-page-break/>
      <text:p text:style-name="P209">]</text:p>
      <text:p text:style-name="P210"/>
      <text:p text:style-name="P211">- Nie umiem wypełnić wniosku.</text:p>
      <text:p text:style-name="P212">[</text:p>
      <text:p text:style-name="P213">papier wniosek wypełnić jak</text:p>
      <text:p text:style-name="P214">]</text:p>
      <text:p text:style-name="P215"/>
      <text:p text:style-name="P216">- Nie umiem wypełnić wniosku.</text:p>
      <text:p text:style-name="P217">[</text:p>
      <text:p text:style-name="P218">ja nie rozumieć co to być</text:p>
      <text:p text:style-name="P219">ja nie rozumieć co pisac</text:p>
      <text:p text:style-name="P220">]</text:p>
      <text:p text:style-name="P221"/>
      <text:p text:style-name="P222">- Nie umiem wypełnić wniosku.</text:p>
      <text:p text:style-name="P223">[</text:p>
      <text:p text:style-name="P224">nie rozumieć to</text:p>
      <text:p text:style-name="P225">niewiedzieć to</text:p>
      <text:p text:style-name="P226">nie rozumieć - pomysł</text:p>
      <text:p text:style-name="P227">]</text:p>
      <text:p text:style-name="P228"/>
      <text:p text:style-name="P229">- Nie umiem wypełnić wniosku.</text:p>
      <text:p text:style-name="P230">[</text:p>
      <text:p text:style-name="P231">co pisać mieć</text:p>
      <text:p text:style-name="P232">jak pisać mieć</text:p>
      <text:p text:style-name="P233">]</text:p>
      <text:p text:style-name="P234"/>
      <text:p text:style-name="P235">- Proszę mi pomóc.</text:p>
      <text:p text:style-name="P236">[</text:p>
      <text:p text:style-name="P237">prosić pomagać ja</text:p>
      <text:p text:style-name="P238">ja niewiedzieć prosić pomagać ja pusto</text:p>
      <text:p text:style-name="P239">]</text:p>
      <text:p text:style-name="P240"/>
      <text:p text:style-name="P241">- Ile płacę za wyrobienie dowodu?</text:p>
      <text:p text:style-name="P242">[</text:p>
      <text:p text:style-name="P243">pieniądze ile nowy dowód1</text:p>
      <text:p text:style-name="P244">pieniądze ile nowy dowód2</text:p>
      <text:p text:style-name="P245">ile koszt nowy dowód1</text:p>
      <text:p text:style-name="P246">ile koszt nowy dowód2</text:p>
      <text:p text:style-name="P247">]</text:p>
      <text:p text:style-name="P248"/>
      <text:p text:style-name="P249">- Ile płacę za wyrobienie dowodu?</text:p>
      <text:p text:style-name="P250">[</text:p>
      <text:p text:style-name="P251">ile płacić dowód1</text:p>
      <text:p text:style-name="P252">ile płacić dowód2</text:p>
      <text:p text:style-name="P253">]</text:p>
      <text:p text:style-name="P254"/>
      <text:p text:style-name="P255">- Nie jestem zameldowany w Rzeszowie, czy mogę tutaj złożyć wniosek na dowód osobisty.</text:p>
      <text:p text:style-name="P256">[</text:p>
      <text:p text:style-name="P257">Ja Rzeszów zameldowanie niemieć wniosek dowód1 dać można</text:p>
      <text:p text:style-name="P258">Ja Rzeszów zameldowanie niemieć wniosek dowód2 dać można</text:p>
      <text:p text:style-name="P259">Ja Rzeszów zameldowanie niemieć wniosek dowód1 złożyć można</text:p>
      <text:p text:style-name="P260">Ja Rzeszów zameldowanie niemieć wniosek dowód2 złożyć można</text:p>
      <text:soft-page-break/>
      <text:p text:style-name="P261">]</text:p>
      <text:p text:style-name="P262"/>
      <text:p text:style-name="P263">- Proszę powtórzyć.</text:p>
      <text:p text:style-name="P264">[</text:p>
      <text:p text:style-name="P265">powtarzać prosić</text:p>
      <text:p text:style-name="P266">prosić powtarzać</text:p>
      <text:p text:style-name="P267">]</text:p>
      <text:p text:style-name="P268"/>
      <text:p text:style-name="P269">- Chcę złożyć wniosek o wydanie dowodu osobistego.</text:p>
      <text:p text:style-name="P270">[</text:p>
      <text:p text:style-name="P271">tu zmiana dowód1</text:p>
      <text:p text:style-name="P272">tu zmiana dowód2</text:p>
      <text:p text:style-name="P273">]</text:p>
      <text:p text:style-name="P274"/>
      <text:p text:style-name="P275">- Poproszę o wniosek.</text:p>
      <text:p text:style-name="P276">[</text:p>
      <text:p text:style-name="P277">prosić wniosek</text:p>
      <text:p text:style-name="P278">prosić wniosek dowód1</text:p>
      <text:p text:style-name="P279">prosić wniosek dowód2</text:p>
      <text:p text:style-name="P280">dowód1 wniosek prosić</text:p>
      <text:p text:style-name="P281">dowód2 wniosek prosić</text:p>
      <text:p text:style-name="P282">]</text:p>
      <text:p text:style-name="P283"/>
      <text:p text:style-name="P284">- Chcę złożyć wniosek o wydanie dowodu osobistego.</text:p>
      <text:p text:style-name="P285">[</text:p>
      <text:p text:style-name="P286">papier wniosek mieć</text:p>
      <text:p text:style-name="P287">]</text:p>
      <text:p text:style-name="P288"/>
      <text:p text:style-name="P289">- Chcę złożyć wniosek o wydanie dowodu osobistego.</text:p>
      <text:p text:style-name="P290">[</text:p>
      <text:p text:style-name="P291">przyjść papier wniosek mieć</text:p>
      <text:p text:style-name="P292">]</text:p>
      <text:p text:style-name="P293"/>
      <text:p text:style-name="P294">- Czy moje zdjęcie jest dobre?</text:p>
      <text:p text:style-name="P295">[</text:p>
      <text:p text:style-name="P296">zdjęcie dobre</text:p>
      <text:p text:style-name="P297">]</text:p>
      <text:p text:style-name="P298"/>
      <text:p text:style-name="P299">- Ile zdjęć potrzeba?</text:p>
      <text:p text:style-name="P300">[</text:p>
      <text:p text:style-name="P301">ile sztuk zdjęcie potrzeba</text:p>
      <text:p text:style-name="P302">]</text:p>
      <text:p text:style-name="P303"/>
      <text:p text:style-name="P304">- Jakie zdjęcie jest potrzebne?</text:p>
      <text:p text:style-name="P305">[</text:p>
      <text:p text:style-name="P306">jakie zdjęcie podać potrzeba</text:p>
      <text:p text:style-name="P307">jakie zdjęcie pokazać potrzeba</text:p>
      <text:p text:style-name="P308">]</text:p>
      <text:p text:style-name="P309"/>
      <text:p text:style-name="P310">- Jak długo trzeba czekać?</text:p>
      <text:p text:style-name="P311">[</text:p>
      <text:p text:style-name="P312">jak długo czekać</text:p>
      <text:soft-page-break/>
      <text:p text:style-name="P313">ile dni czekać</text:p>
      <text:p text:style-name="P314">kiedy gotowy dowód1</text:p>
      <text:p text:style-name="P315">kiedy gotowy dowód2</text:p>
      <text:p text:style-name="P316">]</text:p>
      <text:p text:style-name="P317"/>
      <text:p text:style-name="P318">- Czy muszę sam odebrać dowód?</text:p>
      <text:p text:style-name="P319">[</text:p>
      <text:p text:style-name="P320">musieć ja odebrać dowód1</text:p>
      <text:p text:style-name="P321">musieć ja odebrać dowód2</text:p>
      <text:p text:style-name="P322">]</text:p>
      <text:p text:style-name="P323"/>
      <text:p text:style-name="P324">- Zgubiłem dowód.</text:p>
      <text:p text:style-name="P325">[</text:p>
      <text:p text:style-name="P326">dowód1 zgubić</text:p>
      <text:p text:style-name="P327">dowód2 zgubić</text:p>
      <text:p text:style-name="P328">zgubić dowód1</text:p>
      <text:p text:style-name="P329">zgubić dowód2</text:p>
      <text:p text:style-name="P330">]</text:p>
      <text:p text:style-name="P331"/>
      <text:p text:style-name="P332">- Mam stary dowód.</text:p>
      <text:p text:style-name="P333">[</text:p>
      <text:p text:style-name="P334">stary dowód1 mieć</text:p>
      <text:p text:style-name="P335">stary dowód2 mieć</text:p>
      <text:p text:style-name="P336">]</text:p>
      <text:p text:style-name="P337"/>
      <text:p text:style-name="P338">- Zmieniłem(am) nazwisko.</text:p>
      <text:p text:style-name="P339">[</text:p>
      <text:p text:style-name="P340">nazwisko zmiana1</text:p>
      <text:p text:style-name="P341">nazwisko zmiana2</text:p>
      <text:p text:style-name="P342">przeniesc inne spać</text:p>
      <text:p text:style-name="P343">już ślub</text:p>
      <text:p text:style-name="P344">]</text:p>
      <text:p text:style-name="P345"/>
      <text:p text:style-name="P346">- Mam 18 lat.</text:p>
      <text:p text:style-name="P347">[</text:p>
      <text:p text:style-name="P348">już 18 lat</text:p>
      <text:p text:style-name="P349">]</text:p>
      <text:p text:style-name="P350"/>
      <text:p text:style-name="P351">- Mam paszport.</text:p>
      <text:p text:style-name="P352">[</text:p>
      <text:p text:style-name="P353">paszport mieć</text:p>
      <text:p text:style-name="Standard"><text:span text:style-name="T354">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asz Kapuscinski</meta:initial-creator>
    <dc:creator>Kacper Urban</dc:creator>
    <meta:creation-date>2017-02-06T19:48:00Z</meta:creation-date>
    <dc:date>2023-12-17T14:24:00Z</dc:date>
    <meta:template xlink:href="Normal" xlink:type="simple"/>
    <meta:editing-cycles>2</meta:editing-cycles>
    <meta:editing-duration>PT60S</meta:editing-duration>
    <meta:document-statistic meta:page-count="7" meta:paragraph-count="9" meta:word-count="653" meta:character-count="4568" meta:row-count="32" meta:non-whitespace-character-count="3924"/>
  </office:meta>
</office:document-meta>
</file>